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403C58AD6C9DC0D8F1.png" manifest:media-type="image/png"/>
  <manifest:file-entry manifest:full-path="Pictures/100000000000040000000240B90EA2080FFDCD42.png" manifest:media-type="image/png"/>
  <manifest:file-entry manifest:full-path="Pictures/10000000000004000000024005A345CF01406077.png" manifest:media-type="image/png"/>
  <manifest:file-entry manifest:full-path="Pictures/100000000000040000000240C7E8038DE6A1B24E.png" manifest:media-type="image/png"/>
  <manifest:file-entry manifest:full-path="Pictures/100000000000040000000240496C517B6EDDA0C9.png" manifest:media-type="image/png"/>
  <manifest:file-entry manifest:full-path="Pictures/1000000000000400000002407DAEAA9BACF2E639.png" manifest:media-type="image/png"/>
  <manifest:file-entry manifest:full-path="Pictures/1000000000000400000002408CDF6CAC7856AF52.png" manifest:media-type="image/png"/>
  <manifest:file-entry manifest:full-path="Pictures/1000000000000400000002400DBC11EB2B1187EB.png" manifest:media-type="image/png"/>
  <manifest:file-entry manifest:full-path="Pictures/1000000000000400000002404FE0ADC70DD131B7.png" manifest:media-type="image/png"/>
  <manifest:file-entry manifest:full-path="Pictures/1000000000000400000002406DBF2D7E0131CBC9.png" manifest:media-type="image/png"/>
  <manifest:file-entry manifest:full-path="Pictures/10000000000004000000024060FE52597077BEAE.png" manifest:media-type="image/png"/>
  <manifest:file-entry manifest:full-path="Pictures/100000000000040000000240DDE63A4ED2A0A1C9.png" manifest:media-type="image/png"/>
  <manifest:file-entry manifest:full-path="Pictures/100000000000040000000240501268767E40F7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any Nam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2.192cm" svg:height="6.858cm" svg:x="15.494cm" svg:y="16.256cm">
          <draw:image xlink:href="Pictures/100000000000040000000240C7E8038DE6A1B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any Purpos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2.76cm" svg:height="7.177cm" svg:x="15.24cm" svg:y="16.447cm">
          <draw:image xlink:href="Pictures/1000000000000400000002407DAEAA9BACF2E63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3.208cm" svg:height="7.429cm" svg:x="15.24cm" svg:y="16.195cm">
          <draw:image xlink:href="Pictures/1000000000000400000002400DBC11EB2B1187E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192cm" svg:height="6.858cm" svg:x="15.494cm" svg:y="16.51cm">
          <draw:image xlink:href="Pictures/1000000000000400000002404FE0ADC70DD131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e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868cm" svg:height="7.238cm" svg:x="14.818cm" svg:y="16.386cm">
          <draw:image xlink:href="Pictures/1000000000000400000002408CDF6CAC7856AF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No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462cm" svg:height="7.572cm" svg:x="13.97cm" svg:y="16.052cm">
          <draw:image xlink:href="Pictures/10000000000004000000024005A345CF014060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eti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36cm" svg:height="6.952cm" svg:x="16.002cm" svg:y="16.672cm">
          <draw:image xlink:href="Pictures/1000000000000400000002406DBF2D7E0131CB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venue Mode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462cm" svg:height="7.572cm" svg:x="13.716cm" svg:y="16.052cm">
          <draw:image xlink:href="Pictures/1000000000000400000002403C58AD6C9DC0D8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eting/Sal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954cm" svg:height="7.287cm" svg:x="13.97cm" svg:y="16.337cm">
          <draw:image xlink:href="Pictures/100000000000040000000240496C517B6EDDA0C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376cm" svg:height="7.524cm" svg:x="14.478cm" svg:y="16.1cm">
          <draw:image xlink:href="Pictures/10000000000004000000024060FE52597077BEA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adma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63cm" svg:height="7.667cm" svg:x="13.97cm" svg:y="15.957cm">
          <draw:image xlink:href="Pictures/100000000000040000000240DDE63A4ED2A0A1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208cm" svg:height="7.429cm" svg:x="14.478cm" svg:y="16.195cm">
          <draw:image xlink:href="Pictures/100000000000040000000240501268767E40F7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c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7cm" svg:height="7.144cm" svg:x="14.986cm" svg:y="16.48cm">
          <draw:image xlink:href="Pictures/100000000000040000000240B90EA2080FFDCD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2T18:53:59.885000000</meta:creation-date>
    <dc:date>2020-04-22T20:16:06.428000000</dc:date>
    <meta:editing-duration>PT1H22M7S</meta:editing-duration>
    <meta:editing-cycles>2</meta:editing-cycles>
    <meta:generator>LibreOffice/6.3.0.4$Windows_x86 LibreOffice_project/057fc023c990d676a43019934386b85b21a9ee99</meta:generator>
    <meta:document-statistic meta:object-count="86"/>
  </office:meta>
</office:document-meta>
</file>